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31cm" fo:min-width="0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27cm" fo:min-width="0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57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e3f2fd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6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CFA of</text:span><text:span text:style-name="T2"><text:line-break/>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67cm" svg:height="1.016cm" svg:x="6.35cm" svg:y="2.99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016cm" svg:x="2.54cm" svg:y="2.999cm">
          <text:p text:style-name="P1">3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744cm" svg:height="0.58cm" svg:x="12.192cm" svg:y="0.436cm">
          <draw:text-box>
            <text:p text:style-name="P8"><text:span text:style-name="T4">a “thread”</text:span></text:p>
          </draw:text-box>
        </draw:frame>
        <draw:frame draw:style-name="gr7" draw:text-style-name="P10" draw:layer="layout" svg:width="1.6cm" svg:height="0.58cm" svg:x="7.205cm" svg:y="1.833cm">
          <draw:text-box>
            <text:p><text:span text:style-name="T4">IP after</text:span></text:p>
          </draw:text-box>
        </draw:frame>
        <draw:line draw:style-name="gr8" draw:text-style-name="P11" draw:layer="layout" svg:x1="6.223cm" svg:y1="1.32cm" svg:x2="6.985cm" svg:y2="3cm">
          <text:p/>
        </draw:line>
        <draw:polygon draw:style-name="gr9" draw:text-style-name="P12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3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4" draw:layer="layout" svg:width="0.889cm" svg:height="0.73cm" svg:x="10.16cm" svg:y="0.463cm">
          <draw:text-box>
            <text:p>...</text:p>
          </draw:text-box>
        </draw:frame>
        <draw:polygon draw:style-name="gr9" draw:text-style-name="P12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3" draw:layer="layout" svg:width="2.285cm" svg:height="1.015cm" svg:x="0.381cm" svg:y="0.304cm" svg:viewBox="0 0 2286 1016" draw:points="0,0 2286,0 2286,1016 0,1016">
          <text:p/>
        </draw:polyline>
        <draw:frame draw:style-name="gr11" draw:text-style-name="P14" draw:layer="layout" svg:width="0.87cm" svg:height="0.73cm" svg:x="1.143cm" svg:y="0.463cm">
          <draw:text-box>
            <text:p>...</text:p>
          </draw:text-box>
        </draw:frame>
        <draw:line draw:style-name="gr12" draw:text-style-name="P13" draw:layer="layout" svg:x1="5.334cm" svg:y1="1.32cm" svg:x2="5.131cm" svg:y2="1.828cm">
          <text:p/>
        </draw:line>
        <draw:custom-shape draw:style-name="gr13" draw:text-style-name="P16" draw:layer="layout" svg:width="2.286cm" svg:height="1.016cm" svg:x="2.667cm" svg:y="0.304cm">
          <text:p text:style-name="P15"><text:span text:style-name="T5">CFA of</text:span><text:span text:style-name="T5"><text:line-break/>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7.713cm" svg:y1="1.32cm" svg:x2="7.586cm" svg:y2="1.828cm">
          <text:p/>
        </draw:line>
        <draw:frame draw:style-name="gr14" draw:text-style-name="P10" draw:layer="layout" svg:width="0.838cm" svg:height="0.58cm" svg:x="4.572cm" svg:y="1.833cm">
          <draw:text-box>
            <text:p><text:span text:style-name="T4">IP</text:span></text:p>
          </draw:text-box>
        </draw:frame>
        <draw:line draw:style-name="gr12" draw:text-style-name="P13" draw:layer="layout" svg:x1="7.061cm" svg:y1="4.016cm" svg:x2="6.858cm" svg:y2="4.524cm">
          <text:p/>
        </draw:line>
        <draw:frame draw:style-name="gr15" draw:text-style-name="P10" draw:layer="layout" svg:width="1.524cm" svg:height="0.58cm" svg:x="6.096cm" svg:y="4.524cm">
          <draw:text-box>
            <text:p><text:span text:style-name="T4">W after</text:span></text:p>
          </draw:text-box>
        </draw:frame>
        <draw:frame draw:style-name="gr16" draw:text-style-name="P10" draw:layer="layout" svg:width="4.191cm" svg:height="0.58cm" svg:x="8.509cm" svg:y="4.754cm">
          <draw:text-box>
            <text:p><text:span text:style-name="T4">machine code “DOCON”</text:span></text:p>
          </draw:text-box>
        </draw:frame>
        <draw:line draw:style-name="gr8" draw:text-style-name="P11" draw:layer="layout" svg:x1="7.874cm" svg:y1="3.51cm" svg:x2="8.89cm" svg:y2="4.8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4:21:41.948376717</dc:date>
    <meta:editing-duration>PT2H11M15S</meta:editing-duration>
    <meta:editing-cycles>11</meta:editing-cycles>
    <meta:generator>LibreOffice/6.4.7.2$Linux_X86_64 LibreOffice_project/40$Build-2</meta:generator>
    <meta:document-statistic meta:object-count="22"/>
  </office:meta>
</office:document-meta>
</file>